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ProcessorSupport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ProcessorSupport.evaluateProxyInterfaces( Class &lt; ? &gt; beanClass , ProxyFactory proxyFactory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xyProcessorSupport.getProxy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ProcessorSupport.setProxyClassLoader( @ Nullable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ProcessorSupport.set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ProcessorSupport.isInternalLanguageInterface( Class &lt; ? &gt; if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xyProcessorSupport.setBeanClassLoader( ClassLoader class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xyProcessorSupport.isConfigurationCallbackInterface( Class &lt; ? &gt; if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